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c84" officeooo:paragraph-rsid="001fec84"/>
    </style:style>
    <style:style style:name="P2" style:family="paragraph" style:parent-style-name="Standard">
      <style:text-properties officeooo:rsid="001fec84" officeooo:paragraph-rsid="00208967"/>
    </style:style>
    <style:style style:name="P3" style:family="paragraph" style:parent-style-name="Standard">
      <style:text-properties officeooo:rsid="00208967" officeooo:paragraph-rsid="00208967"/>
    </style:style>
    <style:style style:name="P4" style:family="paragraph" style:parent-style-name="Standard">
      <style:text-properties officeooo:rsid="00222398" officeooo:paragraph-rsid="00222398"/>
    </style:style>
    <style:style style:name="P5" style:family="paragraph" style:parent-style-name="Standard">
      <style:text-properties officeooo:rsid="00223e5b" officeooo:paragraph-rsid="00223e5b"/>
    </style:style>
    <style:style style:name="P6" style:family="paragraph" style:parent-style-name="Standard">
      <style:text-properties officeooo:rsid="002372c1" officeooo:paragraph-rsid="002372c1"/>
    </style:style>
    <style:style style:name="P7" style:family="paragraph" style:parent-style-name="Standard">
      <style:text-properties officeooo:rsid="0024ccbd" officeooo:paragraph-rsid="0024c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Procedure</text:p>
      <text:p text:style-name="P4">1 - First check with the EU</text:p>
      <text:p text:style-name="P4">2- <text:s/>Update names</text:p>
      <text:p text:style-name="P4">3- <text:s/>check with NASA</text:p>
      <text:p text:style-name="P4">4- <text:s/>update if new</text:p>
      <text:p text:style-name="P4"/>
      <text:p text:style-name="P3"/>
      <text:p text:style-name="P3"/>
      <text:p text:style-name="P3">Comparing with the EU-NASA clean</text:p>
      <text:p text:style-name="P2"/>
      <text:p text:style-name="P1">EXO.EU</text:p>
      <text:p text:style-name="P1"/>
      <text:p text:style-name="P1">run <text:s/>checkExoplanet.py EU</text:p>
      <text:p text:style-name="P1"/>
      <text:p text:style-name="P1">more names.txt</text:p>
      <text:p text:style-name="P1"/>
      <text:p text:style-name="P1">EU not yet in sweet-cat</text:p>
      <text:p text:style-name="P1"/>
      <text:p text:style-name="P1">run addNewHost.py</text:p>
      <text:p text:style-name="P1"/>
      <text:p text:style-name="P1">→ WEBSITE_to_add.rdb</text:p>
      <text:p text:style-name="P1"/>
      <text:p text:style-name="P1"/>
      <text:p text:style-name="P1">NASA:</text:p>
      <text:p text:style-name="P1"/>
      <text:p text:style-name="P1">run <text:s/>checkExoplanet.py NASA [-d] to download</text:p>
      <text:p text:style-name="P1"/>
      <text:p text:style-name="P4">It adds the NASA labels…</text:p>
      <text:p text:style-name="P4"/>
      <text:p text:style-name="P4"/>
      <text:p text:style-name="P5">make_EU_database.py → reads the EU-NASA clean → WEBSITE_online_EU.rdb</text:p>
      <text:p text:style-name="P5"/>
      <text:p text:style-name="P5"/>
      <text:p text:style-name="P6">checkDuplicates → RA/DEC</text:p>
      <text:p text:style-name="P6"/>
      <text:p text:style-name="P6"/>
      <text:p text:style-name="P6"/>
      <text:p text:style-name="P6"/>
      <text:p text:style-name="P7">JOAO- </text:p>
      <text:p text:style-name="P7"/>
      <text:p text:style-name="P7">StarSearch repo (jdavidrcamacho)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Sousa</meta:initial-creator>
    <meta:creation-date>2020-04-24T15:03:23.239466575</meta:creation-date>
    <meta:generator>LibreOffice/6.0.7.3$Linux_X86_64 LibreOffice_project/00m0$Build-3</meta:generator>
    <dc:date>2020-04-24T15:17:30.072302313</dc:date>
    <dc:creator>Sérgio Sousa</dc:creator>
    <meta:editing-duration>PT14M3S</meta:editing-duration>
    <meta:editing-cycles>7</meta:editing-cycles>
    <meta:document-statistic meta:table-count="0" meta:image-count="0" meta:object-count="0" meta:page-count="1" meta:paragraph-count="19" meta:word-count="66" meta:character-count="429" meta:non-whitespace-character-count="376"/>
  </office:meta>
</office:document-meta>
</file>